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digitalització en els sectors productius</text:h>
      <text:h text:style-name="Heading_20_2" text:outline-level="2">Digitalització en els sectors productius</text:h>
      <text:p text:style-name="Text_20_body">La digitalització consisteix en la incorporació de tecnologies digitals dins dels processos de les empreses per millorar la producció, l’eficiència i la competitivitat. Aquest procés utilitza tecnologies com la intel·ligència artificial, el big data, la robòtica o l’Internet de les coses.</text:p>
      <text:p text:style-name="Text_20_body">També transforma la manera com funcionen les empreses, permetent una producció més flexible, una reducció de costos i una millor presa de decisions basada en dades.</text:p>
      <text:p text:style-name="Text_20_body">A més, la digitalització facilita la creació de nous models de negoci i serveis innovadors, cosa que impulsa el creixement econòmic i la sostenibilitat dels sectors productius.</text:p>
      <text:p text:style-name="Horizontal_20_Line"/>
      <text:h text:style-name="Heading_20_2" text:outline-level="2">Impacte de la digitalització a les empreses</text:h>
      <text:p text:style-name="Text_20_body">La digitalització afecta tota la cadena de valor de l’empresa, des de la producció fins a la distribució, la comercialització i el servei al client.</text:p>
      <text:p text:style-name="Text_20_body">Aquest procés està transformant la manera com operen les empreses, ja que permet treballar amb més eficiència, flexibilitat i competitivitat en un mercat global.</text:p>
      <text:p text:style-name="Text_20_body">Per aprofitar tots els beneficis de la digitalització, les empreses han d’invertir en tecnologia, formar els treballadors en competències digitals i adaptar les seves estratègies empresarials.</text:p>
      <text:p text:style-name="Horizontal_20_Line"/>
      <text:h text:style-name="Heading_20_1" text:outline-level="1">Conceptes clau de la digitalització</text:h>
      <text:p text:style-name="Text_20_body">La digitalització es basa en diverses tecnologies que permeten millorar els processos productius i la gestió de les empreses.</text:p>
      <text:p text:style-name="Text_20_body">Entre les principals tecnologies hi trobem:</text:p>
      <text:list text:style-name="L1">
        <text:list-item>
          <text:p text:style-name="P1">automatització i robòtica</text:p>
        </text:list-item>
        <text:list-item>
          <text:p text:style-name="P1">Internet de les coses (IoT)</text:p>
        </text:list-item>
        <text:list-item>
          <text:p text:style-name="P1">big data</text:p>
        </text:list-item>
        <text:list-item>
          <text:p text:style-name="P1">intel·ligència artificial</text:p>
        </text:list-item>
        <text:list-item>
          <text:p text:style-name="P1">fabricació digital</text:p>
        </text:list-item>
      </text:list>
      <text:p text:style-name="Text_20_body">Gràcies a aquestes tecnologies, els processos productius poden ser més ràpids, eficients i sostenibles. També permeten personalitzar productes i reduir costos.</text:p>
      <text:p text:style-name="Text_20_body">No obstant això, la digitalització també presenta alguns reptes, com la necessitat de formar els treballadors, adaptar-se a noves tecnologies, garantir la seguretat de les dades i assumir el cost de les inversions tecnològiques.</text:p>
      <text:p text:style-name="Horizontal_20_Line"><text:soft-page-break/></text:p>
      <text:h text:style-name="Heading_20_1" text:outline-level="1">Les revolucions industrials</text:h>
      <text:p text:style-name="Text_20_body">Les revolucions industrials han suposat grans transformacions en la manera de produir, en les fonts d’energia utilitzades i en els sistemes de transport i comunicació.</text:p>
      <text:p text:style-name="Text_20_body">Cada revolució industrial ha canviat profundament l’economia i la societat. Actualment es considera que ens trobem en la <text:span text:style-name="Strong_20_Emphasis">quarta revolució industrial</text:span>, caracteritzada per l’ús intensiu de tecnologies digitals.</text:p>
      <text:p text:style-name="Horizontal_20_Line"/>
      <text:h text:style-name="Heading_20_1" text:outline-level="1">Primera revolució industrial (Indústria 1.0)</text:h>
      <text:h text:style-name="Heading_20_3" text:outline-level="3">Context</text:h>
      <text:p text:style-name="Text_20_body">Finals del segle XVIII i principis del XIX.</text:p>
      <text:h text:style-name="Heading_20_3" text:outline-level="3">Innovacions principals</text:h>
      <text:list text:style-name="L2">
        <text:list-item>
          <text:p text:style-name="P2">màquina de vapor</text:p>
        </text:list-item>
        <text:list-item>
          <text:p text:style-name="P2">mecanització de la producció</text:p>
        </text:list-item>
        <text:list-item>
          <text:p text:style-name="P2">ús del carbó com a energia</text:p>
        </text:list-item>
      </text:list>
      <text:h text:style-name="Heading_20_3" text:outline-level="3">Impacte</text:h>
      <text:p text:style-name="Text_20_body">La primera revolució industrial va transformar una economia basada en l’agricultura i el treball manual en una economia industrial amb producció mecanitzada.</text:p>
      <text:p text:style-name="Text_20_body">Aquest procés va començar a Anglaterra i després es va estendre per Europa i els Estats Units.</text:p>
      <text:p text:style-name="Text_20_body">També va provocar grans canvis socials, com la concentració de treballadors a les fàbriques i l’aparició del proletariat.</text:p>
      <text:h text:style-name="Heading_20_3" text:outline-level="3">Cas de Catalunya</text:h>
      <text:p text:style-name="Text_20_body">A Catalunya la industrialització es va desenvolupar sobretot en el sector tèxtil. Com que hi havia poc carbó, es va utilitzar la força hidràulica dels rius, fet que va donar lloc a les colònies tèxtils.</text:p>
      <text:p text:style-name="Horizontal_20_Line"/>
      <text:h text:style-name="Heading_20_1" text:outline-level="1">Segona revolució industrial (Indústria 2.0)</text:h>
      <text:h text:style-name="Heading_20_3" text:outline-level="3">Context</text:h>
      <text:p text:style-name="Text_20_body">Finals del segle XIX i principis del segle XX.</text:p>
      <text:h text:style-name="Heading_20_3" text:outline-level="3"><text:soft-page-break/>Innovacions principals</text:h>
      <text:list text:style-name="L3">
        <text:list-item>
          <text:p text:style-name="P3">electricitat</text:p>
        </text:list-item>
        <text:list-item>
          <text:p text:style-name="P3">motor de combustió interna</text:p>
        </text:list-item>
        <text:list-item>
          <text:p text:style-name="P3">línies d’assemblatge</text:p>
        </text:list-item>
        <text:list-item>
          <text:p text:style-name="P3">telègraf, telèfon i ràdio</text:p>
        </text:list-item>
      </text:list>
      <text:h text:style-name="Heading_20_3" text:outline-level="3">Impacte</text:h>
      <text:p text:style-name="Text_20_body">La segona revolució industrial va permetre la producció en massa i una gran millora de la productivitat.</text:p>
      <text:p text:style-name="Text_20_body">També va introduir nous materials com l’acer i el petroli i va impulsar el desenvolupament del transport amb l’automòbil i l’avió.</text:p>
      <text:p text:style-name="Text_20_body">Els avenços en comunicacions van permetre transmetre informació molt més ràpidament.</text:p>
      <text:h text:style-name="Heading_20_3" text:outline-level="3">Electrificació de la indústria</text:h>
      <text:p text:style-name="Text_20_body">A Catalunya, moltes fàbriques tèxtils van començar a utilitzar electricitat produïda en centrals hidroelèctriques dels Pirineus. Això va permetre transportar energia fins a les zones industrials.</text:p>
      <text:h text:style-name="Heading_20_3" text:outline-level="3">Mobilitat</text:h>
      <text:p text:style-name="Text_20_body">El desenvolupament del motor de combustió interna va facilitar la mobilitat amb cotxes, motos i camions.</text:p>
      <text:p text:style-name="Text_20_body">La bicicleta també es va convertir en un mitjà de transport popular i accessible per a les classes treballadores.</text:p>
      <text:p text:style-name="Horizontal_20_Line"/>
      <text:h text:style-name="Heading_20_1" text:outline-level="1">Tercera revolució industrial (Indústria 3.0)</text:h>
      <text:h text:style-name="Heading_20_3" text:outline-level="3">Context</text:h>
      <text:p text:style-name="Text_20_body">Segona meitat del segle XX.</text:p>
      <text:h text:style-name="Heading_20_3" text:outline-level="3">Innovacions principals</text:h>
      <text:list text:style-name="L4">
        <text:list-item>
          <text:p text:style-name="P4">electrònica</text:p>
        </text:list-item>
        <text:list-item>
          <text:p text:style-name="P4">informàtica</text:p>
        </text:list-item>
        <text:list-item>
          <text:p text:style-name="P4">automatització</text:p>
        </text:list-item>
      </text:list>
      <text:h text:style-name="Heading_20_3" text:outline-level="3">Impacte</text:h>
      <text:p text:style-name="Text_20_body">La tercera revolució industrial va introduir els ordinadors en els processos productius i va iniciar l’era digital.</text:p>
      <text:p text:style-name="Text_20_body"><text:soft-page-break/>Un dels avenços més importants va ser la invenció del transistor de silici, que va permetre miniaturitzar els components electrònics i crear dispositius més petits i eficients.</text:p>
      <text:p text:style-name="Text_20_body">Durant aquesta etapa també es van desenvolupar els robots industrials i els sistemes automatitzats.</text:p>
      <text:h text:style-name="Heading_20_3" text:outline-level="3">Internet</text:h>
      <text:p text:style-name="Text_20_body">Internet va començar amb el projecte ARPANET als anys seixanta i es va popularitzar als anys noranta.</text:p>
      <text:p text:style-name="Text_20_body">La seva expansió va transformar la comunicació, l’economia i la societat, connectant persones i empreses a nivell global.</text:p>
      <text:p text:style-name="Horizontal_20_Line"/>
      <text:h text:style-name="Heading_20_1" text:outline-level="1">Quarta revolució industrial (Indústria 4.0)</text:h>
      <text:h text:style-name="Heading_20_3" text:outline-level="3">Context</text:h>
      <text:p text:style-name="Text_20_body">Segle XXI (actualitat).</text:p>
      <text:h text:style-name="Heading_20_3" text:outline-level="3">Tecnologies principals</text:h>
      <text:list text:style-name="L5">
        <text:list-item>
          <text:p text:style-name="P5">intel·ligència artificial</text:p>
        </text:list-item>
        <text:list-item>
          <text:p text:style-name="P5">big data</text:p>
        </text:list-item>
        <text:list-item>
          <text:p text:style-name="P5">Internet de les coses</text:p>
        </text:list-item>
        <text:list-item>
          <text:p text:style-name="P5">robòtica avançada</text:p>
        </text:list-item>
        <text:list-item>
          <text:p text:style-name="P5">impressió 3D</text:p>
        </text:list-item>
        <text:list-item>
          <text:p text:style-name="P5">computació al núvol</text:p>
        </text:list-item>
      </text:list>
      <text:h text:style-name="Heading_20_3" text:outline-level="3">Característica principal</text:h>
      <text:p text:style-name="Text_20_body">La indústria 4.0 combina el món físic amb el digital mitjançant sistemes intel·ligents i connectats.</text:p>
      <text:p text:style-name="Text_20_body">Les màquines poden comunicar-se entre elles, analitzar dades i prendre decisions automàticament.</text:p>
      <text:h text:style-name="Heading_20_3" text:outline-level="3">Impacte</text:h>
      <text:p text:style-name="Text_20_body">Aquesta revolució està transformant molts sectors productius i permet una producció més flexible i personalitzada.</text:p>
      <text:p text:style-name="Text_20_body">També pot millorar la sostenibilitat, reduint el consum d’energia i els residus.</text:p>
      <text:h text:style-name="Heading_20_3" text:outline-level="3">Reptes</text:h>
      <text:p text:style-name="Text_20_body">Entre els principals desafiaments hi ha la ciberseguretat, la protecció de les dades i la possible desigualtat social derivada de la digitalització.</text:p>
      <text:p text:style-name="Horizontal_20_Line"/>
      <text:h text:style-name="Heading_20_1" text:outline-level="1"><text:soft-page-break/>Cinquena revolució industrial (Indústria 5.0)</text:h>
      <text:p text:style-name="Text_20_body">La cinquena revolució industrial és una etapa emergent que busca combinar les tecnologies avançades amb el paper dels humans.</text:p>
      <text:p text:style-name="Text_20_body">A diferència de la indústria 4.0, que prioritza l’automatització, la indústria 5.0 aposta per la col·laboració entre humans i màquines.</text:p>
      <text:p text:style-name="Text_20_body">Els seus objectius principals són la personalització de productes, la sostenibilitat i el benestar social.</text:p>
      <text:p text:style-name="Text_20_body">També posa èmfasi en la responsabilitat ètica de les empreses i en la reducció de les desigualtats.</text:p>
      <text:p text:style-name="Horizontal_20_Line"/>
      <text:h text:style-name="Heading_20_1" text:outline-level="1">Processos de digitalització</text:h>
      <text:p text:style-name="Text_20_body">La digitalització de les empreses implica diversos processos que permeten millorar la gestió i la producció.</text:p>
      <text:p text:style-name="Text_20_body">Entre els més importants hi ha:</text:p>
      <text:list text:style-name="L6">
        <text:list-item>
          <text:p text:style-name="P6"><text:span text:style-name="Strong_20_Emphasis">automatització</text:span> dels processos mitjançant robots i sensors</text:p>
        </text:list-item>
        <text:list-item>
          <text:p text:style-name="P6"><text:span text:style-name="Strong_20_Emphasis">emmagatzematge intel·ligent de dades</text:span></text:p>
        </text:list-item>
        <text:list-item>
          <text:p text:style-name="P6"><text:span text:style-name="Strong_20_Emphasis">anàlisi de dades</text:span> amb intel·ligència artificial</text:p>
        </text:list-item>
        <text:list-item>
          <text:p text:style-name="P6"><text:span text:style-name="Strong_20_Emphasis">interconnexió de sistemes i màquines</text:span></text:p>
        </text:list-item>
        <text:list-item>
          <text:p text:style-name="P6"><text:span text:style-name="Strong_20_Emphasis">sensorització</text:span> dels processos industrials</text:p>
        </text:list-item>
        <text:list-item>
          <text:p text:style-name="P6"><text:span text:style-name="Strong_20_Emphasis">ús de firmware</text:span> en dispositius intel·ligents</text:p>
        </text:list-item>
      </text:list>
      <text:p text:style-name="Text_20_body">Aquests processos permeten controlar millor els sistemes productius i oferir productes i serveis més personalitzats.</text:p>
      <text:p text:style-name="Horizontal_20_Line"/>
      <text:h text:style-name="Heading_20_1" text:outline-level="1">Diferència entre informació i coneixement</text:h>
      <text:p text:style-name="Text_20_body">La <text:span text:style-name="Strong_20_Emphasis">informació</text:span> és un conjunt de dades organitzades que descriuen una situació concreta, però que no necessàriament impliquen una interpretació profunda.</text:p>
      <text:p text:style-name="Text_20_body">El <text:span text:style-name="Strong_20_Emphasis">coneixement</text:span>, en canvi, és el resultat d’interpretar i comprendre aquesta informació, utilitzant-la per prendre decisions o resoldre problemes.</text:p>
      <text:p text:style-name="Text_20_body">Per exemple, tenir dades de temperatura és informació, mentre que utilitzar aquestes dades per predir el clima és coneixe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13:04:06.052129100</meta:creation-date>
    <dc:date>2026-03-15T13:04:14.150610000</dc:date>
    <meta:editing-duration>PT8S</meta:editing-duration>
    <meta:editing-cycles>1</meta:editing-cycles>
    <meta:document-statistic meta:table-count="0" meta:image-count="0" meta:object-count="0" meta:page-count="5" meta:paragraph-count="103" meta:word-count="1067" meta:character-count="7185" meta:non-whitespace-character-count="6248"/>
    <meta:generator>LibreOffice/25.8.5.2$Windows_X86_64 LibreOffice_project/9c8b85f387cc00a89945a79c9e6239f32e450ac2</meta:generator>
  </office:meta>
</office:document-meta>
</file>